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e1ff5" officeooo:paragraph-rsid="001e1ff5"/>
    </style:style>
    <style:style style:name="P2" style:family="paragraph" style:parent-style-name="Title">
      <style:text-properties officeooo:rsid="001e1ff5" officeooo:paragraph-rsid="001e1ff5"/>
    </style:style>
    <style:style style:name="P3" style:family="paragraph" style:parent-style-name="Heading_20_1">
      <style:text-properties officeooo:rsid="001e1ff5" officeooo:paragraph-rsid="001e1f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Disasters</text:p>
      <text:h text:style-name="P3" text:outline-level="1">Suncorp Bank – Vanishing Cash</text:h>
      <text:p text:style-name="P1">The fail occurred during upgrading the Suncorp Bank’s systems. The customer accounts money to disappear and sent others into overdraft. The unspecified glitch occurred on Saturday night during an upgrade to Suncorp's core banking platform. Some customers reported being hundreds of dollars overdrawn, leaving them locked out of their accounts, while others complained that substantial amounts of cash had gone missing. Suncorp applied a fix early Sunday afternoon which it said rectified the issue for around two-thirds of affected customers, and fixed the remaining transactions by 6pm.</text:p>
      <text:h text:style-name="P3" text:outline-level="1">Bitcoin – Unlimeted node crash</text:h>
      <text:p text:style-name="P1">Bitcoin suffered from two software failures in the same month back in March. The most serious glitch was linked to a software bug that caused over 100 Bitcoin Unlimited nodes (Nearly 70% of the nodes running Bitcoin Unlimited at the time) to disappear from the network completely.</text:p>
      <text:p text:style-name="P1">Anılcan ÇAKIR</text:p>
      <text:p text:style-name="P1">16070006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2:13:21.872758973</meta:creation-date>
    <dc:date>2017-10-16T22:21:43.741472920</dc:date>
    <meta:editing-duration>PT8M22S</meta:editing-duration>
    <meta:editing-cycles>1</meta:editing-cycles>
    <meta:document-statistic meta:table-count="0" meta:image-count="0" meta:object-count="0" meta:page-count="1" meta:paragraph-count="7" meta:word-count="147" meta:character-count="968" meta:non-whitespace-character-count="826"/>
    <meta:generator>LibreOffice/5.1.6.2$Linux_X86_64 LibreOffice_project/10m0$Build-2</meta:generator>
  </office:meta>
</office:document-meta>
</file>